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5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4" number:language="it" number:country="IT">
      <number:hours/>
      <number:text>:</number:text>
      <number:minutes number:style="long"/>
    </number:time-style>
    <number:time-style style:name="N1011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 </number:text>
      <number:am-pm/>
    </number:time-style>
    <number:date-style style:name="N10111" number:language="it" number:country="IT"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number-style style:name="N1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9P0"/>
    </number:number-style>
    <number:number-style style:name="N1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6P0"/>
    </number:number-style>
    <number:number-style style:name="N10117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7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9:03:50.316774866</dc:date>
    <meta:editing-cycles>215</meta:editing-cycles>
    <meta:editing-duration>P5DT12H33M25S</meta:editing-duration>
    <meta:generator>LibreOffice/7.3.7.2$Linux_X86_64 LibreOffice_project/30$Build-2</meta:generator>
    <meta:document-statistic meta:table-count="1" meta:cell-count="4004" meta:object-count="0"/>
  </office:meta>
</office:document-meta>
</file>